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1.041cm"/>
    </style:style>
    <style:style style:name="Таблица1.B" style:family="table-column">
      <style:table-column-properties style:column-width="11.578cm"/>
    </style:style>
    <style:style style:name="Таблица1.C" style:family="table-column">
      <style:table-column-properties style:column-width="4.7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fo:padding-left="0.191cm" fo:padding-right="0.191cm" fo:padding-top="0cm" fo:padding-bottom="0cm" fo:border="0.5pt solid #000000"/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2" style:family="table-cell">
      <style:table-cell-properties fo:padding-left="0.191cm" fo:padding-right="0.191cm" fo:padding-top="0cm" fo:padding-bottom="0cm" fo:border="0.5pt solid #000000"/>
    </style:style>
    <style:style style:name="Таблица1.C3" style:family="table-cell">
      <style:table-cell-properties fo:padding-left="0.191cm" fo:padding-right="0.191cm" fo:padding-top="0cm" fo:padding-bottom="0cm" fo:border="0.5pt solid #000000"/>
    </style:style>
    <style:style style:name="Таблица1.C4" style:family="table-cell">
      <style:table-cell-properties fo:padding-left="0.191cm" fo:padding-right="0.191cm" fo:padding-top="0cm" fo:padding-bottom="0cm" fo:border="0.5pt solid #000000"/>
    </style:style>
    <style:style style:name="Таблица1.C5" style:family="table-cell">
      <style:table-cell-properties fo:padding-left="0.191cm" fo:padding-right="0.191cm" fo:padding-top="0cm" fo:padding-bottom="0cm" fo:border="0.5pt solid #000000"/>
    </style:style>
    <style:style style:name="Таблица1.C6" style:family="table-cell">
      <style:table-cell-properties fo:padding-left="0.191cm" fo:padding-right="0.191cm" fo:padding-top="0cm" fo:padding-bottom="0cm" fo:border="0.5pt solid #000000"/>
    </style:style>
    <style:style style:name="Таблица1.C7" style:family="table-cell">
      <style:table-cell-properties fo:padding-left="0.191cm" fo:padding-right="0.191cm" fo:padding-top="0cm" fo:padding-bottom="0cm" fo:border="0.5pt solid #000000"/>
    </style:style>
    <style:style style:name="Таблица1.C8" style:family="table-cell">
      <style:table-cell-properties fo:padding-left="0.191cm" fo:padding-right="0.191cm" fo:padding-top="0cm" fo:padding-bottom="0cm" fo:border="0.5pt solid #000000"/>
    </style:style>
    <style:style style:name="Таблица1.C9" style:family="table-cell">
      <style:table-cell-properties fo:padding-left="0.191cm" fo:padding-right="0.191cm" fo:padding-top="0cm" fo:padding-bottom="0cm" fo:border="0.5pt solid #000000"/>
    </style:style>
    <style:style style:name="Таблица1.C10" style:family="table-cell">
      <style:table-cell-properties fo:padding-left="0.191cm" fo:padding-right="0.191cm" fo:padding-top="0cm" fo:padding-bottom="0cm" fo:border="0.5pt solid #000000"/>
    </style:style>
    <style:style style:name="Таблица1.C11" style:family="table-cell">
      <style:table-cell-properties fo:padding-left="0.191cm" fo:padding-right="0.191cm" fo:padding-top="0cm" fo:padding-bottom="0cm" fo:border="0.5pt solid #000000"/>
    </style:style>
    <style:style style:name="Таблица1.C12" style:family="table-cell">
      <style:table-cell-properties fo:padding-left="0.191cm" fo:padding-right="0.191cm" fo:padding-top="0cm" fo:padding-bottom="0cm" fo:border="0.5pt solid #000000"/>
    </style:style>
    <style:style style:name="Таблица1.C13" style:family="table-cell">
      <style:table-cell-properties fo:padding-left="0.191cm" fo:padding-right="0.191cm" fo:padding-top="0cm" fo:padding-bottom="0cm" fo:border="0.5pt solid #000000"/>
    </style:style>
    <style:style style:name="Таблица1.C14" style:family="table-cell">
      <style:table-cell-properties fo:padding-left="0.191cm" fo:padding-right="0.191cm" fo:padding-top="0cm" fo:padding-bottom="0cm" fo:border="0.5pt solid #000000"/>
    </style:style>
    <style:style style:name="Таблица1.C15" style:family="table-cell">
      <style:table-cell-properties fo:padding-left="0.191cm" fo:padding-right="0.191cm" fo:padding-top="0cm" fo:padding-bottom="0cm" fo:border="0.5pt solid #000000"/>
    </style:style>
    <style:style style:name="Таблица1.C16" style:family="table-cell">
      <style:table-cell-properties fo:padding-left="0.191cm" fo:padding-right="0.191cm" fo:padding-top="0cm" fo:padding-bottom="0cm" fo:border="0.5pt solid #000000"/>
    </style:style>
    <style:style style:name="Таблица1.C17" style:family="table-cell">
      <style:table-cell-properties fo:padding-left="0.191cm" fo:padding-right="0.191cm" fo:padding-top="0cm" fo:padding-bottom="0cm" fo:border="0.5pt solid #000000"/>
    </style:style>
    <style:style style:name="Таблица1.C18" style:family="table-cell">
      <style:table-cell-properties fo:padding-left="0.191cm" fo:padding-right="0.191cm" fo:padding-top="0cm" fo:padding-bottom="0cm" fo:border="0.5pt solid #000000"/>
    </style:style>
    <style:style style:name="Таблица1.C19" style:family="table-cell">
      <style:table-cell-properties fo:padding-left="0.191cm" fo:padding-right="0.191cm" fo:padding-top="0cm" fo:padding-bottom="0cm" fo:border="0.5pt solid #000000"/>
    </style:style>
    <style:style style:name="Таблица1.C20" style:family="table-cell">
      <style:table-cell-properties fo:padding-left="0.191cm" fo:padding-right="0.191cm" fo:padding-top="0cm" fo:padding-bottom="0cm" fo:border="0.5pt solid #000000"/>
    </style:style>
    <style:style style:name="Таблица1.C21" style:family="table-cell">
      <style:table-cell-properties fo:padding-left="0.191cm" fo:padding-right="0.191cm" fo:padding-top="0cm" fo:padding-bottom="0cm" fo:border="0.5pt solid #000000"/>
    </style:style>
    <style:style style:name="Таблица1.C22" style:family="table-cell">
      <style:table-cell-properties fo:padding-left="0.191cm" fo:padding-right="0.191cm" fo:padding-top="0cm" fo:padding-bottom="0cm" fo:border="0.5pt solid #000000"/>
    </style:style>
    <style:style style:name="Таблица1.C23" style:family="table-cell">
      <style:table-cell-properties fo:padding-left="0.191cm" fo:padding-right="0.191cm" fo:padding-top="0cm" fo:padding-bottom="0cm" fo:border="0.5pt solid #000000"/>
    </style:style>
    <style:style style:name="Таблица1.C24" style:family="table-cell">
      <style:table-cell-properties fo:padding-left="0.191cm" fo:padding-right="0.191cm" fo:padding-top="0cm" fo:padding-bottom="0cm" fo:border="0.5pt solid #000000"/>
    </style:style>
    <style:style style:name="Таблица1.C25" style:family="table-cell">
      <style:table-cell-properties fo:padding-left="0.191cm" fo:padding-right="0.191cm" fo:padding-top="0cm" fo:padding-bottom="0cm" fo:border="0.5pt solid #000000"/>
    </style:style>
    <style:style style:name="Таблица1.C26" style:family="table-cell">
      <style:table-cell-properties fo:padding-left="0.191cm" fo:padding-right="0.191cm" fo:padding-top="0cm" fo:padding-bottom="0cm" fo:border="0.5pt solid #000000"/>
    </style:style>
    <style:style style:name="Таблица1.C27" style:family="table-cell">
      <style:table-cell-properties fo:padding-left="0.191cm" fo:padding-right="0.191cm" fo:padding-top="0cm" fo:padding-bottom="0cm" fo:border="0.5pt solid #000000"/>
    </style:style>
    <style:style style:name="Таблица1.C28" style:family="table-cell">
      <style:table-cell-properties fo:padding-left="0.191cm" fo:padding-right="0.191cm" fo:padding-top="0cm" fo:padding-bottom="0cm" fo:border="0.5pt solid #000000"/>
    </style:style>
    <style:style style:name="Таблица1.C29" style:family="table-cell">
      <style:table-cell-properties fo:padding-left="0.191cm" fo:padding-right="0.191cm" fo:padding-top="0cm" fo:padding-bottom="0cm" fo:border="0.5pt solid #000000"/>
    </style:style>
    <style:style style:name="Таблица1.C30" style:family="table-cell">
      <style:table-cell-properties fo:padding-left="0.191cm" fo:padding-right="0.191cm" fo:padding-top="0cm" fo:padding-bottom="0cm" fo:border="0.5pt solid #000000"/>
    </style:style>
    <style:style style:name="Таблица1.C31" style:family="table-cell">
      <style:table-cell-properties fo:padding-left="0.191cm" fo:padding-right="0.191cm" fo:padding-top="0cm" fo:padding-bottom="0cm" fo:border="0.5pt solid #000000"/>
    </style:style>
    <style:style style:name="Таблица1.C32" style:family="table-cell">
      <style:table-cell-properties fo:padding-left="0.191cm" fo:padding-right="0.191cm" fo:padding-top="0cm" fo:padding-bottom="0cm" fo:border="0.5pt solid #000000"/>
    </style:style>
    <style:style style:name="Таблица1.C33" style:family="table-cell">
      <style:table-cell-properties fo:padding-left="0.191cm" fo:padding-right="0.191cm" fo:padding-top="0cm" fo:padding-bottom="0cm" fo:border="0.5pt solid #000000"/>
    </style:style>
    <style:style style:name="Таблица1.C34" style:family="table-cell">
      <style:table-cell-properties fo:padding-left="0.191cm" fo:padding-right="0.191cm" fo:padding-top="0cm" fo:padding-bottom="0cm" fo:border="0.5pt solid #000000"/>
    </style:style>
    <style:style style:name="Таблица1.C35" style:family="table-cell">
      <style:table-cell-properties fo:padding-left="0.191cm" fo:padding-right="0.191cm" fo:padding-top="0cm" fo:padding-bottom="0cm" fo:border="0.5pt solid #000000"/>
    </style:style>
    <style:style style:name="Таблица1.C3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language="ru" fo:country="RU" fo:font-weight="bold" style:font-weight-asian="bold" style:font-size-complex="14pt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language="ru" fo:country="RU"/>
    </style:style>
    <style:style style:name="P4" style:family="paragraph" style:parent-style-name="Image_20_Caption">
      <style:paragraph-properties fo:keep-together="auto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7" style:family="paragraph" style:parent-style-name="Standard">
      <style:paragraph-properties fo:text-indent="0cm" style:auto-text-indent="false"/>
    </style:style>
    <style:style style:name="P8" style:family="paragraph">
      <loext:graphic-properties draw:fill="solid" draw:fill-color="#ffffff"/>
      <style:paragraph-properties fo:text-align="start"/>
    </style:style>
    <style:style style:name="P9" style:family="paragraph" style:parent-style-name="Standard">
      <style:paragraph-properties fo:text-align="center" style:justify-single-word="false" fo:text-indent="0cm" style:auto-text-indent="false">
        <style:tab-stops>
          <style:tab-stop style:position="0.815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4pt"/>
    </style:style>
    <style:style style:name="P11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2" style:family="paragraph" style:parent-style-name="Standard">
      <style:paragraph-properties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left="0.635cm" fo:margin-top="0.423cm" fo:margin-bottom="0.212cm" style:contextual-spacing="false" fo:line-height="115%" fo:text-indent="-0.635cm" style:auto-text-indent="false">
        <style:tab-stops/>
      </style:paragraph-properties>
    </style:style>
    <style:style style:name="P17" style:family="paragraph" style:parent-style-name="Heading_20_1">
      <style:paragraph-properties fo:margin-left="0cm" fo:text-indent="0cm" style:auto-text-indent="false"/>
    </style:style>
    <style:style style:name="P18" style:family="paragraph" style:parent-style-name="Текст_20_таблицы">
      <style:paragraph-properties fo:text-align="center" style:justify-single-word="false"/>
    </style:style>
    <style:style style:name="P19" style:family="paragraph" style:parent-style-name="Heading_20_2">
      <style:paragraph-properties fo:margin-left="0cm" fo:text-indent="1.251cm" style:auto-text-indent="false"/>
    </style:style>
    <style:style style:name="P20" style:family="paragraph" style:parent-style-name="Heading_20_3">
      <style:paragraph-properties fo:margin-left="0cm" fo:text-indent="1.251cm" style:auto-text-indent="false"/>
    </style:style>
    <style:style style:name="P21" style:family="paragraph" style:parent-style-name="Heading_20_2">
      <style:paragraph-properties fo:margin-left="0cm" fo:text-indent="1.251cm" style:auto-text-indent="false"/>
      <style:text-properties fo:language="ru" fo:country="RU"/>
    </style:style>
    <style:style style:name="P22" style:family="paragraph" style:parent-style-name="без_20_номера">
      <style:paragraph-properties fo:margin-left="0cm" fo:margin-top="0cm" fo:margin-bottom="0.423cm" style:contextual-spacing="false" fo:text-indent="0cm" style:auto-text-indent="false" fo:break-before="page"/>
    </style:style>
    <style:style style:name="P23" style:family="paragraph" style:parent-style-name="без_20_номера">
      <style:paragraph-properties fo:margin-left="0cm" fo:text-indent="0cm" style:auto-text-indent="false"/>
    </style:style>
    <style:style style:name="P24" style:family="paragraph" style:parent-style-name="Standard" style:list-style-name="WWNum2">
      <style:paragraph-properties fo:margin-left="1.251cm" fo:text-indent="0cm" style:auto-text-indent="false"/>
    </style:style>
    <style:style style:name="P25" style:family="paragraph" style:parent-style-name="Footer">
      <style:paragraph-properties fo:padding="0cm" fo:border="none"/>
    </style:style>
    <style:style style:name="T1" style:family="text">
      <style:text-properties fo:language="ru" fo:country="RU" fo:font-weight="bold" style:font-weight-asian="bold" style:font-size-complex="14pt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language="ru" fo:country="RU"/>
    </style:style>
    <style:style style:name="T4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ru" fo:country="RU" fo:font-weight="bold" style:font-size-asian="16pt" style:font-weight-asian="bold" style:font-weight-complex="bold"/>
    </style:style>
    <style:style style:name="T6" style:family="text">
      <style:text-properties fo:language="ru" fo:country="RU" style:font-size-complex="14pt"/>
    </style:style>
    <style:style style:name="T7" style:family="text">
      <style:text-properties fo:language="ru" fo:country="RU" fo:font-weight="bold" style:font-weight-asian="bold" style:font-size-complex="14pt" style:font-weight-complex="bold"/>
    </style:style>
    <style:style style:name="T8" style:family="text">
      <style:text-properties fo:font-weight="bold" style:font-weight-asian="bold" style:font-size-complex="14pt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 CYR" fo:language="ru" fo:country="RU" fo:font-weight="bold" style:font-weight-asian="bold" style:font-weight-complex="bold"/>
    </style:style>
    <style:style style:name="T12" style:family="text">
      <style:text-properties fo:font-size="10pt" style:font-size-asian="10pt"/>
    </style:style>
    <style:style style:name="T13" style:family="text">
      <style:text-properties style:font-name="Times New Roman CYR" fo:font-size="10pt" style:font-size-asian="10pt"/>
    </style:style>
    <style:style style:name="T14" style:family="text">
      <style:text-properties fo:font-size="10pt" fo:language="ru" fo:country="RU" style:font-size-asian="10pt"/>
    </style:style>
    <style:style style:name="T15" style:family="text">
      <style:text-properties style:font-name="Times New Roman CYR" fo:font-size="10pt" fo:language="ru" fo:country="RU" style:font-size-asian="10pt"/>
    </style:style>
    <style:style style:name="T16" style:family="text">
      <style:text-properties fo:language="en" fo:country="US" fo:font-style="italic" style:font-style-asian="italic"/>
    </style:style>
    <style:style style:name="T17" style:family="text">
      <style:text-properties fo:language="ru" fo:country="RU" fo:font-style="italic" style:font-style-asian="italic" fo:background-color="#ffff00"/>
    </style:style>
    <style:style style:name="T18" style:family="text">
      <style:text-properties fo:language="ru" fo:country="RU" fo:font-style="italic" style:font-style-asian="italic"/>
    </style:style>
    <style:style style:name="T19" style:family="text">
      <style:text-properties style:font-size-complex="14pt"/>
    </style:style>
    <style:style style:name="T20" style:family="text">
      <style:text-properties fo:language="uk" fo:country="UA"/>
    </style:style>
    <style:style style:name="T21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/>
    </style:style>
    <style:style style:name="T22" style:family="text">
      <style:text-properties text:display="true"/>
    </style:style>
    <style:style style:name="T23" style:family="text">
      <style:text-properties fo:font-variant="normal" fo:text-transform="none" style:font-name="Calibri1" fo:font-size="11pt" style:font-name-asian="F" style:font-size-asian="11pt" style:language-asian="uk" style:country-asian="UA" style:font-name-complex="F" style:font-size-complex="11pt"/>
    </style:style>
    <style:style style:name="T24" style:family="text">
      <style:text-properties style:font-name="Calibri1" fo:font-size="11pt" fo:font-style="normal" style:font-name-asian="F" style:font-size-asian="11pt" style:language-asian="uk" style:country-asian="UA" style:font-style-asian="normal" style:font-name-complex="F" style:font-size-complex="11pt" style:font-style-complex="normal"/>
    </style:style>
    <style:style style:name="T25" style:family="text">
      <style:text-properties fo:font-variant="normal" fo:text-transform="none" style:font-name="Calibri1" fo:font-size="11pt" fo:font-weight="normal" style:font-name-asian="F" style:font-size-asian="11pt" style:language-asian="uk" style:country-asian="UA" style:font-weight-asian="normal" style:font-name-complex="F" style:font-size-complex="11pt" style:font-weight-complex="normal" text:display="true"/>
    </style:style>
    <style:style style:name="T26" style:family="text">
      <style:text-properties fo:font-size="16pt" fo:language="ru" fo:country="RU" style:font-size-asian="16pt"/>
    </style:style>
    <style:style style:name="T27" style:family="text">
      <style:text-properties fo:font-weight="bold" style:font-weight-asian="bold"/>
    </style:style>
    <style:style style:name="T28" style:family="text">
      <style:text-properties fo:language="ru" fo:country="RU" fo:font-weight="bold" style:font-weight-asian="bold"/>
    </style:style>
    <style:style style:name="T29" style:family="text">
      <style:text-properties style:font-weight-complex="bold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style:font-size-asian="12pt" fo:background-color="#ffff00"/>
    </style:style>
    <style:style style:name="T33" style:family="text">
      <style:text-properties fo:background-color="#ffff00"/>
    </style:style>
    <style:style style:name="T34" style:family="text">
      <style:text-properties fo:language="ru" fo:country="RU" fo:background-color="#ffff00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cm" fo:min-width="0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style:writing-mode="lr-tb" loext:decorative="false" style:run-through="foreground"/>
    </style:style>
    <style:style style:name="gr4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Toc104959485"/><text:span text:style-name="T2">Міністерство освіти і науки України</text:span><text:span text:style-name="T1"/></text:p>
      <text:p text:style-name="P1" loext:marker-style-name="T1"><text:span text:style-name="T1">Національний технічний університет України «Київський політехнічний інститут імені Ігоря Сікорського»</text:span><text:span text:style-name="T1"/></text:p>
      <text:p text:style-name="P1" loext:marker-style-name="T1"><text:span text:style-name="T1">Факультет інформатики та обчислювальної техніки</text:span><text:span text:style-name="T1"/></text:p>
      <text:p text:style-name="P2" loext:marker-style-name="T1"/>
      <text:p text:style-name="P1" loext:marker-style-name="T2"><text:span text:style-name="T2">Кафедра інформатики та програмної інженерії</text:span><text:span text:style-name="T2"/></text:p>
      <text:p text:style-name="P3" loext:marker-style-name="T3"/>
      <text:p text:style-name="P3" loext:marker-style-name="T3"/>
      <text:p text:style-name="P3" loext:marker-style-name="T3"/>
      <text:p text:style-name="P4" loext:marker-style-name="T3"/>
      <text:p text:style-name="P1" loext:marker-style-name="T4"><text:span text:style-name="T5">Звіт</text:span><text:span text:style-name="T4"/></text:p>
      <text:p text:style-name="P3" loext:marker-style-name="T3"/>
      <text:p text:style-name="P1" loext:marker-style-name="T3"><text:span text:style-name="T3">з лабораторної роботи № 6 з дисципліни </text:span><text:span text:style-name="T3"/></text:p>
      <text:p text:style-name="P1" loext:marker-style-name="T3"><text:span text:style-name="T3">«Проєктування алгоритмів»</text:span><text:span text:style-name="T3"/></text:p>
      <text:p text:style-name="P3" loext:marker-style-name="T3"/>
      <text:p text:style-name="P1" loext:marker-style-name="T6"><text:span text:style-name="T6">„</text:span><text:span text:style-name="T7">Пошук в умовах протидії, ігри з повною інформацією, ігри з </text:span><text:span text:style-name="T8">елементом випадковості, ігри з неповною інформацією</text:span><text:span text:style-name="T6">”</text:span></text:p>
      <text:p text:style-name="P5" loext:marker-style-name="T3"/>
      <text:p text:style-name="P6" loext:marker-style-name="T9"/>
      <text:p text:style-name="P6" loext:marker-style-name="T9"/>
      <text:p text:style-name="P6" loext:marker-style-name="T9"><draw:g text:anchor-type="char" draw:z-index="0" draw:name="Group 51" draw:style-name="gr1"><draw:custom-shape draw:name="Text Box 52" draw:style-name="gr2" draw:text-style-name="P8" svg:width="5.079cm" svg:height="0.952cm" svg:x="0.635cm" svg:y="0.302cm"><text:p text:style-name="P7" loext:marker-style-name="T10"><text:span text:style-name="T11">Виконав(ла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4" draw:style-name="gr2" draw:text-style-name="P8" svg:width="6.383cm" svg:height="0.56cm" svg:x="6.35cm" svg:y="0.852cm"><text:p text:style-name="P1" loext:marker-style-name="T12"><text:span text:style-name="T13">(шифр</text:span><text:span text:style-name="T14">, </text:span><text:span text:style-name="T15">прізвище, ім'я, по батькові</text:span><text:span text:style-name="T12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2" draw:text-style-name="P8" svg:width="7.391cm" svg:height="0.613cm" svg:x="6.105cm" svg:y="0.302cm"><text:p text:style-name="P9" loext:marker-style-name="T16"><text:span text:style-name="T17">ІП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4" draw:text-style-name="P10" svg:x1="6.032cm" svg:y1="0.822cm" svg:x2="13.507cm" svg:y2="0.823cm"><text:p/></draw:line><draw:line draw:name="Line 57" draw:style-name="gr4" draw:text-style-name="P10" svg:x1="13.745cm" svg:y1="0.812cm" svg:x2="15.875cm" svg:y2="0.813cm"><text:p/></draw:line></draw:g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11" loext:marker-style-name="T9"><draw:g text:anchor-type="char" draw:z-index="1" draw:name="Group 37" draw:style-name="gr1"><draw:custom-shape draw:name="Text Box 30" draw:style-name="gr2" draw:text-style-name="P8" svg:width="5.079cm" svg:height="0.952cm" svg:x="0.635cm" svg:y="-0.863cm"><text:p text:style-name="P7" loext:marker-style-name="T10"><text:span text:style-name="T11">Перевірив</text:span><text:span text:style-name="T11"/></text:p><text:p text:style-name="Standard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32" draw:style-name="gr2" draw:text-style-name="P8" svg:width="6.383cm" svg:height="0.56cm" svg:x="6.35cm" svg:y="-0.313cm"><text:p text:style-name="P1" loext:marker-style-name="T12"><text:span text:style-name="T13">(</text:span><text:span text:style-name="T15">прізвище, ім'я, по батькові</text:span><text:span text:style-name="T12">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2" draw:text-style-name="P8" svg:width="7.391cm" svg:height="0.613cm" svg:x="6.105cm" svg:y="-0.863cm"><text:p text:style-name="P12" loext:marker-style-name="T18"><text:span text:style-name="T18">Головченко М.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4" draw:text-style-name="P10" svg:x1="6.032cm" svg:y1="-0.343cm" svg:x2="13.507cm" svg:y2="-0.342cm"><text:p/></draw:line><draw:line draw:name="Line 35" draw:style-name="gr4" draw:text-style-name="P10" svg:x1="13.745cm" svg:y1="-0.353cm" svg:x2="15.875cm" svg:y2="-0.352cm"><text:p/></draw:line></draw:g></text:p>
      <text:p text:style-name="P3" loext:marker-style-name="T3"/>
      <text:p text:style-name="P3" loext:marker-style-name="T3"/>
      <text:p text:style-name="P13" loext:marker-style-name="T3"/>
      <text:p text:style-name="P1" loext:marker-style-name="T19"><text:span text:style-name="T6">Київ 202</text:span><text:span text:style-name="T19">4</text:span></text:p>
      <text:p text:style-name="Не_20_нумеревонный_20_первый" loext:marker-style-name="T20"><text:span text:style-name="T20">Зміст</text:span><text:span text:style-name="T20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11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21"><text:a xlink:type="simple" xlink:href="#_Toc86770239" text:style-name="Index_20_Link" text:visited-style-name="Index_20_Link">1<text:span text:style-name="T21"><text:tab/></text:span>Мета лабораторної роботи<text:span text:style-name="T22"><text:tab/>3</text:span></text:a></text:p>
          <text:p text:style-name="Contents_20_1" loext:marker-style-name="T21"><text:a xlink:type="simple" xlink:href="#_Toc86770240" text:style-name="Index_20_Link" text:visited-style-name="Index_20_Link"><text:span text:style-name="T3">2</text:span><text:span text:style-name="T21"><text:tab/></text:span><text:span text:style-name="T3">Завдання</text:span><text:span text:style-name="T22"><text:tab/>4</text:span></text:a></text:p>
          <text:p text:style-name="Contents_20_1" loext:marker-style-name="T21"><text:a xlink:type="simple" xlink:href="#_Toc86770241" text:style-name="Index_20_Link" text:visited-style-name="Index_20_Link"><text:span text:style-name="T3">3</text:span><text:span text:style-name="T21"><text:tab/></text:span><text:span text:style-name="T3">Виконання</text:span><text:span text:style-name="T22"><text:tab/>6</text:span></text:a></text:p>
          <text:p text:style-name="P14" loext:marker-style-name="T23"><text:a xlink:type="simple" xlink:href="#_Toc86770242" text:style-name="Index_20_Link" text:visited-style-name="Index_20_Link">3.1<text:span text:style-name="T23"><text:tab/></text:span>Програмна реалізація алгоритму<text:span text:style-name="T22"><text:tab/>6</text:span></text:a></text:p>
          <text:p text:style-name="P15" loext:marker-style-name="T24"><text:a xlink:type="simple" xlink:href="#_Toc86770243" text:style-name="Index_20_Link" text:visited-style-name="Index_20_Link">3.1.1<text:span text:style-name="T24"><text:tab/></text:span>Вихідний код<text:span text:style-name="T22"><text:tab/>6</text:span></text:a></text:p>
          <text:p text:style-name="P15" loext:marker-style-name="T24"><text:a xlink:type="simple" xlink:href="#_Toc86770244" text:style-name="Index_20_Link" text:visited-style-name="Index_20_Link">3.1.2<text:span text:style-name="T24"><text:tab/></text:span>Приклади роботи<text:span text:style-name="T22"><text:tab/>6</text:span></text:a></text:p>
          <text:p text:style-name="Contents_20_1" loext:marker-style-name="T21"><text:a xlink:type="simple" xlink:href="#_Toc86770245" text:style-name="Index_20_Link" text:visited-style-name="Index_20_Link">Висновок<text:span text:style-name="T22"><text:tab/>7</text:span></text:a><text:span text:style-name="T25"/></text:p>
          <text:p text:style-name="Contents_20_1" loext:marker-style-name="T21"><text:a xlink:type="simple" xlink:href="#_Toc86770246" text:style-name="Index_20_Link" text:visited-style-name="Index_20_Link">Критерії оцінювання<text:span text:style-name="T22"><text:tab/>8</text:span></text:a></text:p>
        </text:index-body>
      </text:table-of-content>
      <text:p text:style-name="Standard"/>
      <text:p text:style-name="P5" loext:marker-style-name="T3"/>
      <text:h text:style-name="P16" text:outline-level="1"><text:bookmark-end text:name="_Toc104959485"/><text:bookmark-start text:name="_Toc86770239"/><text:bookmark-start text:name="_Toc509035898"/><text:bookmark-start text:name="_Toc509035762"/><text:bookmark-start text:name="_Toc459302947"/><text:bookmark-start text:name="_Toc459302747"/><text:bookmark-start text:name="_Toc457846370"/><text:bookmark-start text:name="_Toc367052495"/>Мета лабораторної р<text:bookmark-end text:name="_Toc509035898"/><text:bookmark-end text:name="_Toc509035762"/><text:bookmark-end text:name="_Toc459302947"/><text:bookmark-end text:name="_Toc459302747"/><text:bookmark-end text:name="_Toc457846370"/><text:bookmark-end text:name="_Toc367052495"/>оботи<text:bookmark-end text:name="_Toc86770239"/></text:h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, іграх з елементами випадковості та в іграх з неповною інформацією.</text:p>
      <text:h text:style-name="P17" text:outline-level="1" loext:marker-style-name="T26"><text:bookmark-start text:name="_Toc509035763"/><text:bookmark-start text:name="_Toc86770240"/><text:bookmark-start text:name="_Toc509035899"/><text:span text:style-name="T26">За</text:span><text:bookmark-end text:name="_Toc509035763"/><text:bookmark-end text:name="_Toc509035899"/><text:span text:style-name="T26">вдання</text:span><text:bookmark-end text:name="_Toc86770240"/><text:span text:style-name="T26"/></text:h>
      <text:p text:style-name="Standard">Для ігор з повної інформацією, згідно варіанту (таблиця 2.1) реалізувати візуальний ігровий додаток для гри користувача з компʼютерним опонентом. Для реалізації стратегії гри компʼютерного опонента використовувати алгоритм альфа-бета-відсікань. Реалізувати три рівні складності (легкий, середній, складний).</text:p>
      <text:p text:style-name="Standard">Для ігор з елементами випадковості, згідно з варіантом (таблиця 2.1) реалізувати візуальний ігровий додаток, з користувацьким інтерфейсом, не консольним, для гри користувача з компʼютерним опонентом. Для реалізації стратегії гри компʼютерного опонента використовувати алгоритм мінімакс або інший за потреби.</text:p>
      <text:p text:style-name="Standard">Для карткових ігор, згідно з варіантом (таблиця 2.1), реалізувати візуальний ігровий додаток, з користувацьким інтерфейсом, не консольним, для гри користувача з компʼютерним опонентом. Потрібно реалізувати стратегію компʼютерного опонента для гри з неповною інформацією. </text:p>
      <text:p text:style-name="Standard">Реалізувати анімацію процесу жеребкування (+1 бал) або реалізувати анімацію ігрових процесів (роздачі карт, анімацію ходів тощо) (+1 бал).</text:p>
      <text:p text:style-name="Standard">Реалізувати варто тільки одне з бонусних завдань.</text:p>
      <text:p text:style-name="Standard">Зробити узагальнений висновок лабораторної роботи.</text:p>
      <text:p text:style-name="Standard">Таблиця 2.1 – Варіан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 loext:marker-style-name="T27"><text:span text:style-name="T28">№</text:span><text:span text:style-name="T28"/></text:p>
          </table:table-cell>
          <table:table-cell table:style-name="Таблица1.A1" office:value-type="string">
            <text:p text:style-name="Текст_20_таблицы" loext:marker-style-name="T27"><text:span text:style-name="T28">Варіант</text:span><text:span text:style-name="T28"/></text:p>
          </table:table-cell>
          <table:table-cell table:style-name="Таблица1.C1" office:value-type="string">
            <text:p text:style-name="Текст_20_таблицы" loext:marker-style-name="T28"><text:span text:style-name="T28">Тип гри</text:span><text:span text:style-name="T28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1</text:span>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text:span text:style-name="T29"/></text:p>
          </table:table-cell>
          <table:table-cell table:style-name="Таблица1.C2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2</text:span>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3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3</text:span>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4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4</text:span></text:p>
          </table:table-cell>
          <table:table-cell table:style-name="Таблица1.B2" office:value-type="string">
            <text:p text:style-name="Текст_20_таблицы" loext:marker-style-name="T29"><text:span text:style-name="T29">Нейтріко </text:span><text:soft-page-break/><text:span text:style-name="T29">http://www.iggamecenter.com/info/ru/neutreeko.html</text:span><text:span text:style-name="T29"/></text:p>
          </table:table-cell>
          <table:table-cell table:style-name="Таблица1.C5" office:value-type="string">
            <text:p text:style-name="Текст_20_таблицы" loext:marker-style-name="T29">З повною <text:soft-page-break/>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5</text:p>
          </table:table-cell>
          <table:table-cell table:style-name="Таблица1.B2" office:value-type="string">
            <text:p text:style-name="Текст_20_таблицы" loext:marker-style-name="T29"><text:span text:style-name="T29">Тринадцять http://www.rules.net.ru/kost.php?id=16</text:span><text:span text:style-name="T29"/></text:p>
          </table:table-cell>
          <table:table-cell table:style-name="Таблица1.C6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6</text:span></text:p>
          </table:table-cell>
          <table:table-cell table:style-name="Таблица1.B2" office:value-type="string">
            <text:p text:style-name="Текст_20_таблицы" loext:marker-style-name="T29"><text:span text:style-name="T29">Индійські кості http://www.rules.net.ru/kost.php?id=9</text:span><text:span text:style-name="T29"/></text:p>
          </table:table-cell>
          <table:table-cell table:style-name="Таблица1.C7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7</text:span></text:p>
          </table:table-cell>
          <table:table-cell table:style-name="Таблица1.B2" office:value-type="string">
            <text:p text:style-name="Текст_20_таблицы" loext:marker-style-name="T29"><text:span text:style-name="T29">Dots and Boxes https://ru.wikipedia.org/wiki/Палочки_(игра)</text:span><text:span text:style-name="T29"/></text:p>
          </table:table-cell>
          <table:table-cell table:style-name="Таблица1.C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8</text:span></text:p>
          </table:table-cell>
          <table:table-cell table:style-name="Таблица1.B2" office:value-type="string">
            <text:p text:style-name="Текст_20_таблицы" loext:marker-style-name="T29"><text:span text:style-name="T29">Двадцять одне http://gamerules.ru/igry-v-kosti-part8#dvadtsat-odno</text:span><text:span text:style-name="T29"/></text:p>
          </table:table-cell>
          <table:table-cell table:style-name="Таблица1.C9" office:value-type="string">
            <text:p text:style-name="Текст_20_таблицы" loext:marker-style-name="T29">З елементами випадковості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9</text:span></text:p>
          </table:table-cell>
          <table:table-cell table:style-name="Таблица1.B2" office:value-type="string">
            <text:p text:style-name="Текст_20_таблицы" loext:marker-style-name="T29"><text:span text:style-name="T29">Тіко http://www.iggamecenter.com/info/ru/teeko.html</text:span><text:span text:style-name="T29"/></text:p>
          </table:table-cell>
          <table:table-cell table:style-name="Таблица1.C1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3">10</text:span></text:p>
          </table:table-cell>
          <table:table-cell table:style-name="Таблица1.B2" office:value-type="string">
            <text:p text:style-name="Текст_20_таблицы" loext:marker-style-name="T29"><text:span text:style-name="T29">Клоббер http://www.iggamecenter.com/info/ru/clobber.html</text:span><text:span text:style-name="T29"/></text:p>
          </table:table-cell>
          <table:table-cell table:style-name="Таблица1.C11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101 https://www.durbetsel.ru/2_101.htm</text:span><text:span text:style-name="T29"/></text:p>
          </table:table-cell>
          <table:table-cell table:style-name="Таблица1.C12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Hackenbush http://www.papg.com/show?1TMP</text:span><text:span text:style-name="T29"/></text:p>
          </table:table-cell>
          <table:table-cell table:style-name="Таблица1.C13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Табу https://www.durbetsel.ru/2_taboo.htm</text:span><text:span text:style-name="T29"/></text:p>
          </table:table-cell>
          <table:table-cell table:style-name="Таблица1.C1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і Вовки (за Зайця) http://www.iggamecenter.com/info/ru/foxh.html</text:span><text:span text:style-name="T29"/></text:p>
          </table:table-cell>
          <table:table-cell table:style-name="Таблица1.C1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Свої козирі https://www.durbetsel.ru/2_svoi-koziri.htm</text:span><text:span text:style-name="T29"/></text:p>
          </table:table-cell>
          <table:table-cell table:style-name="Таблица1.C16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6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ійна з ботами https://www.durbetsel.ru/2_voina_s_botami.htm</text:span><text:span text:style-name="T29"/></text:p>
          </table:table-cell>
          <table:table-cell table:style-name="Таблица1.C17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7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Domineering 8х8 http://www.papg.com/show?1TX6</text:span><text:span text:style-name="T29"/></text:p>
          </table:table-cell>
          <table:table-cell table:style-name="Таблица1.C18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8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Останній гравець https://www.durbetsel.ru/2_posledny_igrok.htm</text:span><text:span text:style-name="T29"/></text:p>
          </table:table-cell>
          <table:table-cell table:style-name="Таблица1.C19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19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Заєць и Вовки (за Вовків) http://www.iggamecenter.com/info/ru/foxh.html</text:span><text:span text:style-name="T29"/></text:p>
          </table:table-cell>
          <table:table-cell table:style-name="Таблица1.C20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0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Богач https://www.durbetsel.ru/2_bogach.htm</text:span><text:span text:style-name="T29"/></text:p>
          </table:table-cell>
          <table:table-cell table:style-name="Таблица1.C21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1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дуду https://www.durbetsel.ru/2_redudu.htm</text:span><text:span text:style-name="T29"/></text:p>
          </table:table-cell>
          <table:table-cell table:style-name="Таблица1.C22" office:value-type="string">
            <text:p text:style-name="Текст_20_таблицы" loext:marker-style-name="T29">Карткові ігри<text:soft-page-break/>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2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Эльферн https://www.durbetsel.ru/2_elfern.htm</text:span><text:span text:style-name="T29"/></text:p>
          </table:table-cell>
          <table:table-cell table:style-name="Таблица1.C23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3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мінь https://www.durbetsel.ru/2_remen.htm</text:span><text:span text:style-name="T29"/></text:p>
          </table:table-cell>
          <table:table-cell table:style-name="Таблица1.C24" office:value-type="string">
            <text:p text:style-name="Текст_20_таблицы" loext:marker-style-name="T29">Карткові ігри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4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Реверсі https://ru.wikipedia.org/wiki/Реверси</text:span><text:span text:style-name="T29"/></text:p>
          </table:table-cell>
          <table:table-cell table:style-name="Таблица1.C25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5</text:span><text:span text:style-name="T3"/></text:p>
          </table:table-cell>
          <table:table-cell table:style-name="Таблица1.A1" office:value-type="string">
            <text:p text:style-name="Текст_20_таблицы" loext:marker-style-name="T29"><text:span text:style-name="T29">Вари http://www.iggamecenter.com/info/ru/oware.html</text:span><text:span text:style-name="T29"/></text:p>
          </table:table-cell>
          <table:table-cell table:style-name="Таблица1.C26" office:value-type="string">
            <text:p text:style-name="Текст_20_таблицы" loext:marker-style-name="T29">З повною інформацією<text:span text:style-name="T29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6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Яцзи https://game-wiki.guru/published/igryi/yaczzyi.html</text:span><text:span text:style-name="T29"/></text:p>
          </table:table-cell>
          <table:table-cell table:style-name="Таблица1.C27" office:value-type="string">
            <text:p text:style-name="Текст_20_таблицы" loext:marker-style-name="T30">З елементами випадковості<text:span text:style-name="T30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7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Лудо http://www.iggamecenter.com/info/ru/ludo.html</text:span><text:span text:style-name="T29"/></text:p>
          </table:table-cell>
          <table:table-cell table:style-name="Таблица1.C28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8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Генерал http://www.rules.net.ru/kost.php?id=7</text:span><text:span text:style-name="T29"/></text:p>
          </table:table-cell>
          <table:table-cell table:style-name="Таблица1.C29" office:value-type="string">
            <text:p text:style-name="Текст_20_таблицы" loext:marker-style-name="T31">З елементами випадковості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29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Сим https://ru.wikipedia.org/wiki/Сим_(игра)</text:span><text:span text:style-name="T29"/></text:p>
          </table:table-cell>
          <table:table-cell table:style-name="Таблица1.C30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0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ol http://www.papg.com/show?2XLY</text:span><text:span text:style-name="T29"/></text:p>
          </table:table-cell>
          <table:table-cell table:style-name="Таблица1.C31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1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ort http://www.papg.com/show?2XM1</text:span><text:span text:style-name="T29"/></text:p>
          </table:table-cell>
          <table:table-cell table:style-name="Таблица1.C32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2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Chomp http://www.papg.com/show?3AEA</text:span><text:span text:style-name="T29"/></text:p>
          </table:table-cell>
          <table:table-cell table:style-name="Таблица1.C33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3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Gale http://www.papg.com/show?1TPI</text:span><text:span text:style-name="T29"/></text:p>
          </table:table-cell>
          <table:table-cell table:style-name="Таблица1.C34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4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3D Noughts and Crosses 4 x 4 x 4 http://www.papg.com/show?1TND</text:span><text:span text:style-name="T29"/></text:p>
          </table:table-cell>
          <table:table-cell table:style-name="Таблица1.C35" office:value-type="string">
            <text:p text:style-name="Текст_20_таблицы" loext:marker-style-name="T31">З повною інформацією<text:span text:style-name="T3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3"><text:span text:style-name="T3">35</text:span><text:span text:style-name="T3"/></text:p>
          </table:table-cell>
          <table:table-cell table:style-name="Таблица1.B2" office:value-type="string">
            <text:p text:style-name="Текст_20_таблицы" loext:marker-style-name="T29"><text:span text:style-name="T29">Snakes http://www.papg.com/show?3AE4</text:span><text:span text:style-name="T29"/></text:p>
          </table:table-cell>
          <table:table-cell table:style-name="Таблица1.C36" office:value-type="string">
            <text:p text:style-name="Текст_20_таблицы" loext:marker-style-name="T31">З повною інформацією<text:span text:style-name="T31"/></text:p>
          </table:table-cell>
        </table:table-row>
      </table:table>
      <text:p text:style-name="P5" loext:marker-style-name="T3"/>
      <text:h text:style-name="P17" text:outline-level="1" loext:marker-style-name="T3"><text:bookmark-start text:name="_Toc509035764"/><text:bookmark-start text:name="_Toc86770241"/><text:bookmark-start text:name="_Toc509035900"/><text:span text:style-name="T3">В</text:span><text:bookmark-end text:name="_Toc509035764"/><text:bookmark-end text:name="_Toc509035900"/><text:span text:style-name="T3">иконання</text:span><text:bookmark-end text:name="_Toc86770241"/><text:span text:style-name="T3"/></text:h>
      <text:h text:style-name="P19" text:outline-level="2"><text:bookmark-start text:name="_Toc509035768"/><text:bookmark-start text:name="_Toc86770242"/><text:bookmark-start text:name="_Toc509035904"/>Програмна реалізація алгоритм<text:bookmark-end text:name="_Toc509035768"/><text:bookmark-end text:name="_Toc509035904"/>у<text:bookmark-end text:name="_Toc86770242"/></text:h>
      <text:h text:style-name="P20" text:outline-level="3"><text:bookmark-start text:name="_Toc509035769"/><text:bookmark-start text:name="_Toc86770243"/><text:bookmark-start text:name="_Toc509035905"/>Вихідний код<text:bookmark-end text:name="_Toc509035769"/><text:bookmark-end text:name="_Toc86770243"/><text:bookmark-end text:name="_Toc509035905"/></text:h>
      <text:p text:style-name="Код_20_исх" loext:marker-style-name="T32"><text:span text:style-name="T33">#include "stdafx.h"</text:span><text:span text:style-name="T32"/></text:p>
      <text:p text:style-name="Код_20_исх" loext:marker-style-name="T32"><text:span text:style-name="T33">#include &lt;iostream&gt;</text:span><text:span text:style-name="T32"/></text:p>
      <text:p text:style-name="Код_20_исх" loext:marker-style-name="T32"><text:span text:style-name="T33">#include &lt;ctime&gt;</text:span><text:span text:style-name="T32"/></text:p>
      <text:p text:style-name="Код_20_исх" loext:marker-style-name="T32"><text:span text:style-name="T33">#include &lt;iomanip&gt;</text:span><text:span text:style-name="T32"/></text:p>
      <text:p text:style-name="Код_20_исх" loext:marker-style-name="T32"><text:span text:style-name="T33">using</text:span><text:span text:style-name="T32"> </text:span><text:span text:style-name="T33">namespace</text:span><text:span text:style-name="T32"> </text:span><text:span text:style-name="T33">std;</text:span></text:p>
      <text:p text:style-name="Код_20_исх" loext:marker-style-name="T32"><text:span text:style-name="T32"> </text:span><text:span text:style-name="T32"/></text:p>
      <text:p text:style-name="Standard" loext:marker-style-name="T3"><text:span text:style-name="T34">…</text:span><text:span text:style-name="T34"/></text:p>
      <text:p text:style-name="P5" loext:marker-style-name="T3"/>
      <text:h text:style-name="P20" text:outline-level="3"><text:bookmark-start text:name="_Toc86770244"/>Приклади роботи<text:bookmark-end text:name="_Toc86770244"/></text:h>
      <text:p text:style-name="Standard" loext:marker-style-name="T3">На рисунках 3.1 і 3.2 показані приклади роботи програми.<text:span text:style-name="T3"/></text:p>
      <text:p text:style-name="P3" loext:marker-style-name="T3"/>
      <text:p text:style-name="Drawing" loext:marker-style-name="T3"><text:span text:style-name="T3">Рисунок 3.1 – </text:span><text:span text:style-name="T3"/></text:p>
      <text:p text:style-name="P3" loext:marker-style-name="T3"/>
      <text:p text:style-name="Drawing" loext:marker-style-name="T3"><text:span text:style-name="T3">Рисунок 3.2 – </text:span><text:span text:style-name="T3"/></text:p>
      <text:h text:style-name="P21" text:outline-level="2" loext:marker-style-name="T3"/>
      <text:h text:style-name="P22" text:outline-level="1"><text:bookmark-start text:name="_Toc509035910"/><text:bookmark-start text:name="_Toc86770245"/>В<text:bookmark-end text:name="_Toc509035910"/>исновок<text:bookmark-end text:name="_Toc86770245"/></text:h>
      <text:p text:style-name="Standard">В рамках даної лабораторної роботи<text:span text:style-name="T33">…</text:span></text:p>
      <text:h text:style-name="P23" text:outline-level="1"><text:bookmark-start text:name="_Toc509035911"/><text:bookmark-start text:name="_Toc86770246"/><text:bookmark-start text:name="_Toc510983948"/>Критерії оцінювання<text:bookmark-end text:name="_Toc509035911"/><text:bookmark-end text:name="_Toc86770246"/><text:bookmark-end text:name="_Toc510983948"/></text:h>
      <text:p text:style-name="Standard">Критерії оцінювання у відсотках від максимального балу:</text:p>
      <text:list text:style-name="WWNum2">
        <text:list-item>
          <text:p text:style-name="P24">програмна реалізація – 95%;</text:p>
        </text:list-item>
        <text:list-item>
          <text:p text:style-name="P24">висновок – 5%.</text:p>
        </text:list-item>
      </text:list>
      <text:p text:style-name="Standard">+1 додатковий бал можна отримати за реалізацію анімації ігрових процесів (жеребкування, роздачі карт, анімацію ходів тощо)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class="text">
      <style:paragraph-properties fo:margin-lef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class="text">
      <style:paragraph-properties fo:margin-lef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>
      <style:paragraph-properties fo:margin-top="0.212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text-align="start" style:justify-single-word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text-align="start" style:justify-single-word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>
      <style:paragraph-properties fo:text-align="start" style:justify-single-word="false" fo:text-indent="0cm" style:auto-text-indent="false"/>
    </style:style>
    <style:style style:name="Drawing" style:family="paragraph" style:parent-style-name="Standard" style:next-style-name="Standard" style:auto-update="true" style:class="extra">
      <style:paragraph-properties fo:margin-top="0.423cm" fo:margin-bottom="0.106cm" style:contextual-spacing="false" fo:text-align="center" style:justify-single-word="false" fo:text-indent="0cm" style:auto-text-indent="false" fo:keep-with-next="always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1" style:list-style-name=""/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" fo:font-family="Calibri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" fo:font-family="Calibri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" fo:font-family="Calibri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" fo:font-family="Calibri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" fo:font-family="Calibri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" fo:font-family="Calibri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" fo:font-family="Calibri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" fo:font-family="Calibri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" fo:font-family="Calibri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" fo:font-family="Calibri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" fo:font-family="Calibri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" fo:font-family="Calibri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" fo:font-family="Calibri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" fo:font-family="Calibri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" fo:font-family="Calibri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" fo:font-family="Calibri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" fo:font-family="Calibri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" fo:font-family="Calibri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" fo:font-family="Calibri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" fo:font-family="Calibri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" fo:font-family="Calibri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" fo:font-family="Calibri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" fo:font-family="Calibri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 fo:text-indent="1.251cm" style:auto-text-indent="false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5" text:anchor-type="paragraph" svg:y="0.002cm" draw:z-index="15"><draw:text-box fo:min-height="0cm" fo:min-width="0.041cm"><text:p text:style-name="MP2" loext:marker-style-name="Page Number"><text:span text:style-name="Page_20_Number"><text:page-number text:select-page="current">9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6</meta:editing-cycles>
    <meta:creation-date>2022-11-09T02:54:00</meta:creation-date>
    <dc:date>2024-12-29T02:47:17.403670663</dc:date>
    <meta:editing-duration>PT3M24S</meta:editing-duration>
    <meta:generator>LibreOffice/24.8.4.2$Linux_X86_64 LibreOffice_project/480$Build-2</meta:generator>
    <meta:document-statistic meta:table-count="1" meta:image-count="0" meta:object-count="0" meta:page-count="9" meta:paragraph-count="166" meta:word-count="588" meta:character-count="5170" meta:non-whitespace-character-count="4745"/>
    <meta:user-defined meta:name="AppVersion">16.0000</meta:user-defined>
    <meta:template xlink:type="simple" xlink:actuate="onRequest" xlink:title="Normal.dotm" xlink:href=""/>
  </office:meta>
</office:document-meta>
</file>